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0bbbbc" officeooo:paragraph-rsid="000bbbbc"/>
    </style:style>
    <style:style style:name="P2" style:family="paragraph" style:parent-style-name="Standard">
      <style:text-properties officeooo:paragraph-rsid="000bbbbc"/>
    </style:style>
    <style:style style:name="P3" style:family="paragraph" style:parent-style-name="Standard">
      <style:text-properties fo:font-variant="normal" fo:text-transform="none" fo:color="#666666" loext:opacity="100%" style:font-name="Poppins" fo:font-size="12pt" fo:letter-spacing="normal" fo:font-style="normal" fo:font-weight="normal" officeooo:paragraph-rsid="000bbbbc"/>
    </style:style>
    <style:style style:name="P4" style:family="paragraph" style:parent-style-name="Standard">
      <style:text-properties fo:font-variant="normal" fo:text-transform="none" fo:color="#666666" loext:opacity="100%" style:font-name="Poppins" fo:font-size="12pt" fo:letter-spacing="normal" fo:font-style="normal" fo:font-weight="normal" officeooo:rsid="000bbbbc" officeooo:paragraph-rsid="000bbbbc"/>
    </style:style>
    <style:style style:name="P5" style:family="paragraph" style:parent-style-name="Standard">
      <style:text-properties fo:font-variant="normal" fo:text-transform="none" fo:color="#666666" loext:opacity="100%" style:font-name="Poppins" fo:font-size="12pt" fo:letter-spacing="normal" fo:font-style="normal" fo:font-weight="normal" officeooo:rsid="000bbbbc" officeooo:paragraph-rsid="000f128b"/>
    </style:style>
    <style:style style:name="P6" style:family="paragraph" style:parent-style-name="Standard">
      <style:text-properties fo:font-variant="normal" fo:text-transform="none" fo:color="#666666" loext:opacity="100%" style:font-name="Poppins" fo:font-size="12pt" fo:letter-spacing="normal" fo:font-style="normal" fo:font-weight="normal" officeooo:rsid="000bbbbc" officeooo:paragraph-rsid="0010d48b"/>
    </style:style>
    <style:style style:name="P7" style:family="paragraph" style:parent-style-name="Standard">
      <style:paragraph-properties fo:break-before="page"/>
      <style:text-properties fo:font-variant="normal" fo:text-transform="none" fo:color="#666666" loext:opacity="100%" style:font-name="Poppins" fo:font-size="12pt" fo:letter-spacing="normal" fo:font-style="normal" fo:font-weight="normal" officeooo:rsid="000f128b" officeooo:paragraph-rsid="000f128b"/>
    </style:style>
    <style:style style:name="P8" style:family="paragraph" style:parent-style-name="Standard">
      <style:text-properties fo:font-variant="normal" fo:text-transform="none" fo:color="#666666" loext:opacity="100%" style:font-name="Poppins" fo:font-size="12pt" fo:letter-spacing="normal" fo:font-style="normal" fo:font-weight="normal" officeooo:rsid="000f128b" officeooo:paragraph-rsid="000f128b"/>
    </style:style>
    <style:style style:name="P9" style:family="paragraph" style:parent-style-name="Standard">
      <style:text-properties fo:font-variant="normal" fo:text-transform="none" fo:color="#666666" loext:opacity="100%" style:font-name="Poppins" fo:font-size="12pt" fo:letter-spacing="normal" fo:font-style="normal" fo:font-weight="normal" officeooo:rsid="0012ded7" officeooo:paragraph-rsid="0012ded7"/>
    </style:style>
    <style:style style:name="P10" style:family="paragraph" style:parent-style-name="Standard">
      <style:text-properties officeooo:rsid="000bbbbc" officeooo:paragraph-rsid="000bbbbc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style:writing-mode="lr-tb"/>
    </style:style>
    <style:style style:name="T1" style:family="text">
      <style:text-properties officeooo:rsid="000bbbbc"/>
    </style:style>
    <style:style style:name="T2" style:family="text">
      <style:text-properties fo:font-variant="normal" fo:text-transform="none" fo:color="#666666" loext:opacity="100%" style:font-name="Poppins" fo:font-size="12pt" fo:letter-spacing="normal" fo:font-style="normal" fo:font-weight="normal"/>
    </style:style>
    <style:style style:name="T3" style:family="text">
      <style:text-properties officeooo:rsid="0011380e"/>
    </style:style>
    <style:style style:name="T4" style:family="text">
      <style:text-properties officeooo:rsid="0012da4b"/>
    </style:style>
    <style:style style:name="T5" style:family="text">
      <style:text-properties officeooo:rsid="0012ded7"/>
    </style:style>
    <style:style style:name="T6" style:family="text">
      <style:text-properties fo:font-size="12pt"/>
    </style: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75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568cm" fo:min-width="3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979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991cm" fo:min-width="1.4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205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878cm" fo:min-width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205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035cm" fo:min-width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536cm" fo:min-width="3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139cm" fo:min-width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159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727cm" fo:min-width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984cm" fo:min-width="3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062cm" fo:min-width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Problem: </text:span><text:span text:style-name="T2">Create a flow chart and algorithm for addition of two numbers, area of circle, do the sum of all the even numbers</text:span></text:p>
      <text:p text:style-name="P3"/>
      <text:p text:style-name="P4">add number alogrithm:</text:p>
      <text:p text:style-name="P4">1.start</text:p>
      <text:p text:style-name="P4">2.declate three variable num1, num2 and sum</text:p>
      <text:p text:style-name="P4">3. intialize value of num1=10 and num2=10</text:p>
      <text:p text:style-name="P4">4 .sum=num1+num2</text:p>
      <text:p text:style-name="P4"/>
      <text:p text:style-name="P4"/>
      <text:p text:style-name="P4">area of circle:</text:p>
      <text:p text:style-name="P4">1.start </text:p>
      <text:p text:style-name="P4">2.declare two variable radius and area</text:p>
      <text:p text:style-name="P4">3.used area=3.14*radius*radius</text:p>
      <text:p text:style-name="P4">4.print area of circle </text:p>
      <text:p text:style-name="P4">5. stop</text:p>
      <text:p text:style-name="P4"/>
      <text:p text:style-name="P4"/>
      <text:p text:style-name="P4">sum number alogrithm</text:p>
      <text:p text:style-name="P4">1.start</text:p>
      <text:p text:style-name="P4">2.<text:span text:style-name="T5">read number n</text:span></text:p>
      <text:p text:style-name="P4">3.<text:span text:style-name="T5">Asign sum=0, i=1</text:span></text:p>
      <text:p text:style-name="P4">4. <text:span text:style-name="T5">Repeat step 5,6,7 until i=n</text:span></text:p>
      <text:p text:style-name="P4">5.<text:span text:style-name="T5">if i%2==0 goto step 6</text:span></text:p>
      <text:p text:style-name="P4">6 <text:span text:style-name="T5">sum =sum+i</text:span></text:p>
      <text:p text:style-name="P9">7.i=i+1</text:p>
      <text:p text:style-name="P9">8.print sum</text:p>
      <text:p text:style-name="P9">9. stop</text:p>
      <text:p text:style-name="P4"/>
      <text:p text:style-name="P4">add number flowchart</text:p>
      <text:p text:style-name="P4"><draw:custom-shape text:anchor-type="paragraph" draw:z-index="10" draw:name="Shape 11" draw:style-name="gr8" svg:width="0.371cm" svg:height="1.377cm" svg:x="4.69cm" svg:y="9.2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 10" draw:style-name="gr7" draw:text-style-name="P12" svg:width="3.073cm" svg:height="1.239cm" svg:x="3.447cm" svg:y="10.582cm"><text:p text:style-name="P12"><text:span text:style-name="T6"><text:s text:c="8"/></text:span><text:span text:style-name="T6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12" svg:width="0.371cm" svg:height="1.324cm" svg:x="4.77cm" svg:y="6.9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 8" draw:style-name="gr14" draw:text-style-name="P12" svg:width="3.5cm" svg:height="1.091cm" svg:x="3.261cm" svg:y="8.114cm"><text:p text:style-name="P12"><text:span text:style-name="T6">Print su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 7" draw:style-name="gr8" svg:width="0.371cm" svg:height="1.377cm" svg:x="4.796cm" svg:y="4.4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 6" draw:style-name="gr4" draw:text-style-name="P13" svg:width="3.493cm" svg:height="1.086cm" svg:x="3.076cm" svg:y="5.837cm"><text:p text:style-name="P13">Sum =a+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9" svg:width="0.16cm" svg:height="0.054cm" svg:x="4.796cm" svg:y="4.64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 4" draw:style-name="gr10" draw:text-style-name="P12" svg:width="5.056cm" svg:height="0.851cm" svg:x="2.362cm" svg:y="3.323cm"><text:p text:style-name="P12"><text:span text:style-name="T6">Input a and b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 3" draw:style-name="gr11" svg:width="0.054cm" svg:height="0.16cm" svg:x="4.77cm" svg:y="2.6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Shape 2" draw:style-name="gr12" svg:width="0.371cm" svg:height="1.324cm" svg:x="4.796cm" svg:y="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name="Shape 1" draw:style-name="gr15" draw:text-style-name="P13" svg:width="3.573cm" svg:height="1.5cm" svg:x="3.288cm" svg:y="0.395cm"><text:p text:style-name="P13"><text:s text:c="8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/text:p>
      <text:p text:style-name="P7">Area of circle flowchart: </text:p>
      <text:p text:style-name="P5"><draw:custom-shape text:anchor-type="paragraph" draw:z-index="11" draw:name="Shape 12" draw:style-name="gr15" draw:text-style-name="P13" svg:width="3.573cm" svg:height="1.5cm" svg:x="3.288cm" svg:y="0.395cm"><text:p text:style-name="P13"><text:s text:c="8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13" draw:style-name="gr12" svg:width="0.371cm" svg:height="1.324cm" svg:x="4.796cm" svg:y="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 14" draw:style-name="gr11" svg:width="0.054cm" svg:height="0.16cm" svg:x="4.77cm" svg:y="2.6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5" draw:style-name="gr10" draw:text-style-name="P12" svg:width="5.056cm" svg:height="0.851cm" svg:x="2.362cm" svg:y="3.323cm"><text:p text:style-name="P12"><text:span text:style-name="T6">I</text:span><text:span text:style-name="T6">n</text:span><text:span text:style-name="T6">p</text:span><text:span text:style-name="T6">u</text:span><text:span text:style-name="T6">t </text:span><text:span text:style-name="T6"><text:s/></text:span><text:span text:style-name="T6">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5" draw:name="Shape 16" draw:style-name="gr9" svg:width="0.16cm" svg:height="0.054cm" svg:x="4.796cm" svg:y="4.64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6" draw:name="Shape 17" draw:style-name="gr4" draw:text-style-name="P13" svg:width="3.493cm" svg:height="1.086cm" svg:x="3.076cm" svg:y="5.837cm"><text:p text:style-name="P13">Area=3.14*r*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 18" draw:style-name="gr8" svg:width="0.371cm" svg:height="1.377cm" svg:x="4.796cm" svg:y="4.4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 19" draw:style-name="gr14" draw:text-style-name="P12" svg:width="3.5cm" svg:height="1.091cm" svg:x="3.129cm" svg:y="8.114cm"><text:p text:style-name="P12"><text:span text:style-name="T6">Print Are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 20" draw:style-name="gr12" svg:width="0.371cm" svg:height="1.324cm" svg:x="4.77cm" svg:y="6.9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 21" draw:style-name="gr7" draw:text-style-name="P12" svg:width="3.073cm" svg:height="1.239cm" svg:x="3.447cm" svg:y="10.582cm"><text:p text:style-name="P12"><text:span text:style-name="T6"><text:s text:c="8"/></text:span><text:span text:style-name="T6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 22" draw:style-name="gr8" svg:width="0.371cm" svg:height="1.377cm" svg:x="4.69cm" svg:y="9.2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um of Even Number: <text:s/></text:p>
      <text:p text:style-name="P6"><draw:custom-shape text:anchor-type="paragraph" draw:z-index="22" draw:name="Shape 23" draw:style-name="gr13" draw:text-style-name="P13" svg:width="3.573cm" svg:height="1.027cm" svg:x="3.288cm" svg:y="0.395cm"><text:p text:style-name="P13"><text:s text:c="8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25" draw:style-name="gr11" svg:width="0.054cm" svg:height="0.16cm" svg:x="4.77cm" svg:y="2.6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 27" draw:style-name="gr9" svg:width="0.16cm" svg:height="0.054cm" svg:x="4.796cm" svg:y="4.64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1" draw:name="Shape 33" draw:style-name="gr6" svg:width="0.371cm" svg:height="1.377cm" svg:x="4.69cm" svg:y="8.537cm"><text:p/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line-break/></text:p>
      <text:p text:style-name="P6"><draw:custom-shape text:anchor-type="paragraph" draw:z-index="23" draw:name="Shape 24" draw:style-name="gr12" svg:width="0.371cm" svg:height="1.324cm" svg:x="4.77cm" svg:y="0.29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><draw:custom-shape text:anchor-type="paragraph" draw:z-index="25" draw:name="Shape 26" draw:style-name="gr10" draw:text-style-name="P12" svg:width="5.056cm" svg:height="0.851cm" svg:x="2.362cm" svg:y="0.004cm"><text:p text:style-name="P12"><text:span text:style-name="T6"><text:s/></text:span><text:span text:style-name="T6">T</text:span><text:span text:style-name="T6">a</text:span><text:span text:style-name="T6">k</text:span><text:span text:style-name="T6">e </text:span><text:span text:style-name="T6"><text:s/>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6"><draw:custom-shape text:anchor-type="paragraph" draw:z-index="28" draw:name="Shape 29" draw:style-name="gr8" svg:width="0.371cm" svg:height="1.377cm" svg:x="4.664cm" svg:y="0.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><draw:custom-shape text:anchor-type="paragraph" draw:z-index="27" draw:name="Shape 28" draw:style-name="gr4" draw:text-style-name="P13" svg:width="3.493cm" svg:height="1.086cm" svg:x="3.076cm" svg:y="0.175cm"><text:p text:style-name="P13">Assign <text:s/>i=1, sum=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 36" draw:style-name="gr4" draw:text-style-name="P13" svg:width="3.493cm" svg:height="1.086cm" svg:x="3.076cm" svg:y="8.509cm"><text:p text:style-name="P13"><text:s text:c="3"/>sum=sum+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><draw:custom-shape text:anchor-type="paragraph" draw:z-index="29" draw:name="Shape 31" draw:style-name="gr2" svg:width="0.371cm" svg:height="1.116cm" svg:x="4.77cm" svg:y="0.1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><draw:custom-shape text:anchor-type="paragraph" draw:z-index="32" draw:name="Shape 34" draw:style-name="gr5" svg:width="2.832cm" svg:height="1.983cm" svg:x="3.431cm" svg:y="0.282cm"><text:p>If i=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6"><draw:line text:anchor-type="paragraph" draw:z-index="33" draw:name="Line 1" draw:style-name="gr1" draw:text-style-name="P11" svg:x1="6.262cm" svg:y1="0.623cm" svg:x2="11.146cm" svg:y2="0.57cm"><text:p/></draw:line><draw:line text:anchor-type="paragraph" draw:z-index="40" draw:name="Line 2" draw:style-name="gr1" draw:text-style-name="P11" svg:x1="10.961cm" svg:y1="0.517cm" svg:x2="11.093cm" svg:y2="11.471cm"><text:p/></draw:line><draw:line text:anchor-type="paragraph" draw:z-index="44" draw:name="Line 4" draw:style-name="gr1" draw:text-style-name="P11" svg:x1="-1.221cm" svg:y1="0.755cm" svg:x2="-1.115cm" svg:y2="8.984cm"><text:p/></draw:line><text:s text:c="54"/><text:span text:style-name="T3">yes</text:span></text:p>
      <text:p text:style-name="P6"><draw:line text:anchor-type="paragraph" draw:z-index="42" draw:name="Line 5" draw:style-name="gr1" draw:text-style-name="P11" svg:x1="-1.406cm" svg:y1="0.289cm" svg:x2="3.478cm" svg:y2="0.236cm"><text:p/></draw:line></text:p>
      <text:p text:style-name="P6"/>
      <text:p text:style-name="P6"/>
      <text:p text:style-name="P6"/>
      <text:p text:style-name="P6"><draw:custom-shape text:anchor-type="paragraph" draw:z-index="34" draw:name="Shape 35" draw:style-name="gr5" svg:width="2.832cm" svg:height="1.983cm" svg:x="3.378cm" svg:y="0.441cm"><text:p>If i%2==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 text:c="41"/><text:span text:style-name="T4">no</text:span></text:p>
      <text:p text:style-name="P6"/>
      <text:p text:style-name="P6"><draw:line text:anchor-type="paragraph" draw:z-index="47" draw:name="Line 8" draw:style-name="gr1" draw:text-style-name="P11" svg:x1="6.357cm" svg:y1="0.393cm" svg:x2="8.923cm" svg:y2="0.525cm"><text:p/></draw:line><draw:line text:anchor-type="paragraph" draw:z-index="48" draw:name="Line 9" draw:style-name="gr1" draw:text-style-name="P11" svg:x1="8.791cm" svg:y1="0.393cm" svg:x2="8.659cm" svg:y2="5.484cm"><text:p/></draw:line><text:s text:c="54"/><text:span text:style-name="T5">false</text:span></text:p>
      <text:p text:style-name="P6"/>
      <text:p text:style-name="P6"><draw:custom-shape text:anchor-type="paragraph" draw:z-index="36" draw:name="Shape 37" draw:style-name="gr2" svg:width="0.371cm" svg:height="1.116cm" svg:x="4.611cm" svg:y="0.4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Shape 39" draw:style-name="gr2" svg:width="0.371cm" svg:height="1.116cm" svg:x="4.611cm" svg:y="2.7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><draw:custom-shape text:anchor-type="paragraph" draw:z-index="30" draw:name="Shape 32" draw:style-name="gr7" draw:text-style-name="P12" svg:width="3.073cm" svg:height="1.239cm" svg:x="3.161cm" svg:y="7.83cm"><text:p text:style-name="P12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S</text:span><text:span text:style-name="T6">t</text:span><text:span text:style-name="T6">o</text:span><text:span text:style-name="T6">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 38" draw:style-name="gr4" draw:text-style-name="P13" svg:width="3.493cm" svg:height="1.086cm" svg:x="3.076cm" svg:y="3.508cm"><text:p text:style-name="P13"><text:s text:c="3"/>i=i+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 30" draw:style-name="gr3" draw:text-style-name="P12" svg:width="6.139cm" svg:height="0.9cm" svg:x="1.695cm" svg:y="5.955cm"><text:p text:style-name="P12"><text:span text:style-name="T6">Print sum of even: </text:span><text:span text:style-name="T6">su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1" draw:name="Line 3" draw:style-name="gr1" draw:text-style-name="P11" svg:x1="11.093cm" svg:y1="6.331cm" svg:x2="7.833cm" svg:y2="6.278cm"><text:p/></draw:line><draw:line text:anchor-type="paragraph" draw:z-index="43" draw:name="Line 6" draw:style-name="gr1" draw:text-style-name="P11" svg:x1="2.092cm" svg:y1="3.997cm" svg:x2="-1.168cm" svg:y2="3.944cm"><text:p/></draw:line><draw:line text:anchor-type="paragraph" draw:z-index="45" draw:name="Line 7" draw:style-name="gr1" draw:text-style-name="P11" svg:x1="11.093cm" svg:y1="6.331cm" svg:x2="7.833cm" svg:y2="6.278cm"><text:p/></draw:line><draw:custom-shape text:anchor-type="paragraph" draw:z-index="46" draw:name="Shape 40" draw:style-name="gr2" svg:width="0.371cm" svg:height="1.116cm" svg:x="4.611cm" svg:y="6.7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9" draw:name="Line 10" draw:style-name="gr1" draw:text-style-name="P11" svg:x1="6.849cm" svg:y1="3.997cm" svg:x2="8.807cm" svg:y2="3.944cm"><text:p/></draw:line><text:s text:c="45"/><text:span text:style-name="T5">tr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8:42:21.588889407</meta:creation-date>
    <dc:date>2023-02-03T11:22:11.040593803</dc:date>
    <meta:editing-duration>PT18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32" meta:word-count="105" meta:character-count="799" meta:non-whitespace-character-count="521"/>
  </office:meta>
</office:document-meta>
</file>